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0000001683D3FE9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hatch" draw:fill-hatch-name="Black_20_45_20_Degrees_20_Wide" draw:textarea-horizontal-align="justify" draw:textarea-vertical-align="middle" draw:auto-grow-height="false" fo:min-height="5.95cm" fo:min-width="4.6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.45cm" fo:min-width="11.2cm" fo:padding-top="0.175cm" fo:padding-bottom="0.175cm" fo:padding-left="0.3cm" fo:padding-right="0.3cm"/>
    </style:style>
    <style:style style:name="gr3" style:family="graphic" style:parent-style-name="standard">
      <style:graphic-properties svg:stroke-color="#99ffcc" draw:fill="solid" draw:fill-color="#99ffcc" draw:textarea-horizontal-align="justify" draw:textarea-vertical-align="middle" draw:auto-grow-height="false" fo:min-height="7.35cm" fo:min-width="3.5cm"/>
    </style:style>
    <style:style style:name="gr4" style:family="graphic" style:parent-style-name="standard">
      <style:graphic-properties svg:stroke-color="#ffffff" draw:fill="hatch" draw:fill-hatch-name="Black_20_45_20_Degrees_20_Wide" draw:textarea-horizontal-align="justify" draw:textarea-vertical-align="middle" draw:auto-grow-height="false" fo:min-height="7.25cm" fo:min-width="2.5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124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.45cm" fo:min-width="14cm" fo:padding-top="0.175cm" fo:padding-bottom="0.175cm" fo:padding-left="0.3cm" fo:padding-right="0.3cm"/>
    </style:style>
    <style:style style:name="gr16" style:family="graphic" style:parent-style-name="standard">
      <style:graphic-properties svg:stroke-color="#99ffcc" draw:fill="solid" draw:fill-color="#99ffcc" draw:textarea-horizontal-align="justify" draw:textarea-vertical-align="middle" draw:auto-grow-height="false" fo:min-height="7.35cm" fo:min-width="2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6.2cm" svg:x="8.2cm" svg:y="11.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1.8cm" svg:height="7.8cm" svg:x="4.4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cm" svg:height="7.6cm" svg:x="12.1cm" svg:y="1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7.5cm" svg:x="9cm" svg:y="1.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cm" svg:y1="2cm" svg:x2="9cm" svg:y2="8cm">
            <text:p/>
          </draw:line>
          <draw:line draw:style-name="gr6" draw:text-style-name="P1" draw:layer="layout" svg:x1="8.5cm" svg:y1="7.2cm" svg:x2="8.5cm" svg:y2="3cm">
            <text:p/>
          </draw:line>
          <draw:line draw:style-name="gr6" draw:text-style-name="P1" draw:layer="layout" svg:x1="9.5cm" svg:y1="7.2cm" svg:x2="9.5cm" svg:y2="3cm">
            <text:p/>
          </draw:line>
          <draw:line draw:style-name="gr6" draw:text-style-name="P1" draw:layer="layout" svg:x1="11.5cm" svg:y1="7.2cm" svg:x2="11.5cm" svg:y2="3cm">
            <text:p/>
          </draw:line>
          <draw:line draw:style-name="gr6" draw:text-style-name="P1" draw:layer="layout" svg:x1="12.5cm" svg:y1="7.2cm" svg:x2="12.5cm" svg:y2="3cm">
            <text:p/>
          </draw:line>
          <draw:g>
            <svg:title>TexMaths</svg:title>
            <svg:desc>14§display§0^-§svg§600§FALSE§</svg:desc>
            <draw:polygon draw:style-name="gr7" draw:layer="layout" svg:width="0.552cm" svg:height="0.416cm" svg:x="8.2cm" svg:y="7.4cm" svg:viewBox="0 0 553 417" draw:points="276,417 0,417 0,0 553,0 553,417">
              <text:p/>
            </draw:polygon>
            <draw:path draw:style-name="gr8" draw:layer="layout" svg:width="0.208cm" svg:height="0.339cm" svg:x="8.22cm" svg:y="7.488cm" svg:viewBox="0 0 209 340" svg:d="M209 171c0-40-3-79-20-115-22-48-63-56-84-56-31 0-66 13-87 59-15 33-18 72-18 112 0 37 1 81 22 119 21 40 58 50 82 50 26 0 64-11 86-57 16-34 19-73 19-112zM104 329c-19 0-48-13-58-60-5-30-5-75-5-104 0-32 0-64 4-91 10-59 46-63 59-63 16 0 49 9 58 58 6 28 6 65 6 96 0 36 0 70-6 102-8 46-36 62-58 62z">
              <text:p/>
            </draw:path>
            <draw:path draw:style-name="gr8" draw:layer="layout" svg:width="0.233cm" svg:height="0.017cm" svg:x="8.483cm" svg:y="7.517cm" svg:viewBox="0 0 234 18" svg:d="M220 18c5 0 14 0 14-8 0-10-7-10-14-10h-206c-6 0-14 0-14 8 0 10 8 10 14 10z">
              <text:p/>
            </draw:path>
          </draw:g>
          <draw:g>
            <svg:title>TexMaths</svg:title>
            <svg:desc>14§display§0^+§svg§600§FALSE§</svg:desc>
            <draw:polygon draw:style-name="gr7" draw:layer="layout" svg:width="0.546cm" svg:height="0.416cm" svg:x="9.2cm" svg:y="7.401cm" svg:viewBox="0 0 547 417" draw:points="274,417 0,417 0,0 547,0 547,417">
              <text:p/>
            </draw:polygon>
            <draw:path draw:style-name="gr8" draw:layer="layout" svg:width="0.207cm" svg:height="0.339cm" svg:x="9.22cm" svg:y="7.49cm" svg:viewBox="0 0 208 340" svg:d="M208 171c0-39-2-79-19-115-23-48-63-56-84-56-31 0-66 13-87 59-15 33-18 73-18 112 0 38 1 81 22 119 21 41 58 50 82 50 26 0 64-11 86-57 16-34 18-73 18-112zM104 329c-19 0-48-12-58-60-5-29-5-74-5-104 0-32 0-64 4-91 10-59 46-63 59-63 16 0 48 9 58 58 6 28 6 65 6 96 0 37 0 70-6 103-8 46-36 61-58 61z">
              <text:p/>
            </draw:path>
            <draw:path draw:style-name="gr8" draw:layer="layout" svg:width="0.254cm" svg:height="0.254cm" svg:x="9.469cm" svg:y="7.4cm" svg:viewBox="0 0 255 255" svg:d="M136 136h106c4 0 13 0 13-9 0-8-9-8-13-8h-106v-106c0-5 0-13-9-13-8 0-8 8-8 13v106h-106c-5 0-13 0-13 8 0 9 8 9 13 9h106v106c0 5 0 13 8 13 9 0 9-7 9-13z">
              <text:p/>
            </draw:path>
          </draw:g>
          <draw:g>
            <svg:title>TexMaths</svg:title>
            <svg:desc>14§display§d^-§svg§600§FALSE§</svg:desc>
            <draw:polygon draw:style-name="gr7" draw:layer="layout" svg:width="0.562cm" svg:height="0.416cm" svg:x="11.402cm" svg:y="7.4cm" svg:viewBox="0 0 563 417" draw:points="282,417 0,417 0,0 563,0 563,417">
              <text:p/>
            </draw:polygon>
            <draw:path draw:style-name="gr8" draw:layer="layout" svg:width="0.234cm" svg:height="0.348cm" svg:x="11.422cm" svg:y="7.474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  <text:p/>
            </draw:path>
            <draw:path draw:style-name="gr8" draw:layer="layout" svg:width="0.233cm" svg:height="0.017cm" svg:x="11.695cm" svg:y="7.518cm" svg:viewBox="0 0 234 18" svg:d="M220 18c5 0 14 0 14-8 0-10-7-10-14-10h-206c-6 0-14 0-14 8 0 10 8 10 14 10z">
              <text:p/>
            </draw:path>
          </draw:g>
          <draw:g>
            <svg:title>TexMaths</svg:title>
            <svg:desc>14§display§d^+§svg§600§TRUE§</svg:desc>
            <draw:polygon draw:style-name="gr9" draw:layer="layout" svg:width="0.556cm" svg:height="0.416cm" svg:x="12.403cm" svg:y="7.401cm" svg:viewBox="0 0 557 417" draw:points="279,417 0,417 0,0 557,0 557,417">
              <text:p/>
            </draw:polygon>
            <draw:path draw:style-name="gr8" draw:layer="layout" svg:width="0.234cm" svg:height="0.347cm" svg:x="12.423cm" svg:y="7.476cm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
              <text:p/>
            </draw:path>
            <draw:path draw:style-name="gr8" draw:layer="layout" svg:width="0.254cm" svg:height="0.254cm" svg:x="12.682cm" svg:y="7.4cm" svg:viewBox="0 0 255 255" svg:d="M136 136h106c4 0 13 0 13-9 0-8-9-8-13-8h-106v-106c0-5 0-13-9-13-8 0-8 8-8 13v106h-106c-5 0-13 0-13 8 0 9 8 9 13 9h106v106c0 4 0 13 8 13 9 0 9-7 9-13z">
              <text:p/>
            </draw:path>
          </draw:g>
          <draw:custom-shape draw:style-name="gr10" draw:text-style-name="P1" draw:layer="layout" svg:width="0.6cm" svg:height="0.6cm" svg:x="8.2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6cm" svg:height="0.6cm" svg:x="9.201cm" svg:y="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6cm" svg:height="0.6cm" svg:x="11.202cm" svg:y="2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6cm" svg:height="0.6cm" svg:x="12.203cm" svg:y="2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polygon draw:style-name="gr7" draw:layer="layout" svg:width="0.245cm" svg:height="0.317cm" svg:x="8.4cm" svg:y="2.482cm" svg:viewBox="0 0 246 318" draw:points="123,318 0,318 0,0 246,0 246,318">
              <text:p/>
            </draw:polygon>
            <draw:path draw:style-name="gr8" draw:layer="layout" svg:width="0.163cm" svg:height="0.328cm" svg:x="8.443cm" svg:y="2.471cm" svg:viewBox="0 0 164 329" svg:d="M102 13c0-12 0-13-11-13-31 32-76 32-91 32v16c10 0 39 0 64-14v256c0 18-1 24-46 24h-15v15c18-1 60-1 81-1 19 0 63 0 80 1v-15h-16c-45 0-46-6-46-24z">
              <text:p/>
            </draw:path>
          </draw:g>
          <draw:g>
            <svg:title>TexMaths</svg:title>
            <svg:desc>14§display§2§svg§600§FALSE§</svg:desc>
            <draw:polygon draw:style-name="gr7" draw:layer="layout" svg:width="0.245cm" svg:height="0.317cm" svg:x="9.401cm" svg:y="2.484cm" svg:viewBox="0 0 246 318" draw:points="123,318 0,318 0,0 246,0 246,318">
              <text:p/>
            </draw:polygon>
            <draw:path draw:style-name="gr8" draw:layer="layout" svg:width="0.196cm" svg:height="0.328cm" svg:x="9.426cm" svg:y="2.473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  <text:p/>
            </draw:path>
          </draw:g>
          <draw:g>
            <svg:title>TexMaths</svg:title>
            <svg:desc>14§display§2§svg§600§FALSE§</svg:desc>
            <draw:polygon draw:style-name="gr7" draw:layer="layout" svg:width="0.245cm" svg:height="0.317cm" svg:x="9.401cm" svg:y="2.485cm" svg:viewBox="0 0 246 318" draw:points="123,318 0,318 0,0 246,0 246,318">
              <text:p/>
            </draw:polygon>
            <draw:path draw:style-name="gr8" draw:layer="layout" svg:width="0.196cm" svg:height="0.328cm" svg:x="9.426cm" svg:y="2.474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  <text:p/>
            </draw:path>
          </draw:g>
          <draw:g>
            <svg:title>TexMaths</svg:title>
            <svg:desc>14§display§3§svg§600§FALSE§</svg:desc>
            <draw:polygon draw:style-name="gr7" draw:layer="layout" svg:width="0.245cm" svg:height="0.317cm" svg:x="11.402cm" svg:y="2.486cm" svg:viewBox="0 0 246 318" draw:points="123,318 0,318 0,0 246,0 246,318">
              <text:p/>
            </draw:polygon>
            <draw:path draw:style-name="gr8" draw:layer="layout" svg:width="0.204cm" svg:height="0.339cm" svg:x="11.423cm" svg:y="2.475cm" svg:viewBox="0 0 205 340" svg:d="M123 155c41-14 68-47 68-86 0-41-43-69-90-69-51 0-87 29-87 67 0 17 10 25 25 25 16 0 25-9 25-25 0-24-23-24-30-24 15-25 47-30 65-30 20 0 48 11 48 54 0 7-2 35-14 58-16 23-32 25-45 25-3 0-15 1-18 1-4 0-8 2-8 6 0 5 4 5 12 5h21c41 0 59 34 59 83 0 67-34 81-56 81-21 0-57-8-76-38 19 3 34-8 34-26 0-19-14-28-28-28-13 0-28 7-28 28 0 46 46 78 99 78 62 0 106-45 106-95 0-41-30-80-82-90z">
              <text:p/>
            </draw:path>
          </draw:g>
          <draw:g>
            <svg:title>TexMaths</svg:title>
            <svg:desc>14§display§4§svg§600§FALSE§</svg:desc>
            <draw:polygon draw:style-name="gr7" draw:layer="layout" svg:width="0.245cm" svg:height="0.317cm" svg:x="12.403cm" svg:y="2.493cm" svg:viewBox="0 0 246 318" draw:points="123,318 0,318 0,0 246,0 246,318">
              <text:p/>
            </draw:polygon>
            <draw:path draw:style-name="gr8" draw:layer="layout" svg:width="0.218cm" svg:height="0.334cm" svg:x="12.417cm" svg:y="2.476cm" svg:viewBox="0 0 219 335" svg:d="M131 254v42c0 18-1 24-37 24h-10v15c19-1 46-1 67-1 20 0 46 0 67 1v-15h-11c-36 0-38-6-38-24v-42h50v-16h-50v-225c0-10 0-13-7-13-5 0-7 0-10 6l-152 232v16zM134 238h-120l120-185z">
              <text:p/>
            </draw:path>
          </draw:g>
          <draw:g>
            <svg:title>TexMaths</svg:title>
            <svg:desc>21§display§\varepsilon_0§svg§600§FALSE§</svg:desc>
            <draw:polygon draw:style-name="gr7" draw:layer="layout" svg:width="0.637cm" svg:height="0.428cm" svg:x="6.8cm" svg:y="4.419cm" svg:viewBox="0 0 638 429" draw:points="319,429 0,429 0,0 638,0 638,429">
              <text:p/>
            </draw:polygon>
            <draw:path draw:style-name="gr8" draw:layer="layout" svg:width="0.299cm" svg:height="0.352cm" svg:x="6.819cm" svg:y="4.402cm" svg:viewBox="0 0 300 353" svg:d="M86 168c23 11 46 11 63 11 19 0 61 0 61-23 0-19-27-22-55-22-14 0-42 3-69 15-17-8-29-23-29-42 0-46 73-73 138-73 13 0 40 0 69 21 9 6 11 8 15 8 11 0 21-10 21-21 0-15-46-42-96-42-86 0-166 50-166 107 0 32 27 51 29 53-44 23-67 65-67 98 0 49 42 95 122 95 96 0 138-65 138-76 0-6-4-8-8-8-2 0-4 2-6 4-11 19-30 46-118 46-46 0-109-12-109-65 0-25 21-63 67-86zM109 158c19-7 34-7 46-7 19 0 21 0 36 5-13 6-13 6-42 6-17 0-25 0-40-4z">
              <text:p/>
            </draw:path>
            <draw:path draw:style-name="gr8" draw:layer="layout" svg:width="0.24cm" svg:height="0.354cm" svg:x="7.169cm" svg:y="4.503cm" svg:viewBox="0 0 241 355" svg:d="M241 179c0-57-6-97-29-135-17-23-50-44-90-44-122 0-122 143-122 179 0 37 0 176 122 176 119 0 119-139 119-176zM122 340c-25 0-57-12-67-56-7-30-7-74-7-112s0-77 7-105c12-42 44-52 67-52 27 0 54 17 63 46 8 29 10 67 10 111 0 38 0 78-8 110-11 48-44 58-65 58z">
              <text:p/>
            </draw:path>
          </draw:g>
          <draw:g>
            <svg:title>TexMaths</svg:title>
            <svg:desc>21§display§2\varepsilon_0§svg§600§TRUE§</svg:desc>
            <draw:polygon draw:style-name="gr9" draw:layer="layout" svg:width="1.005cm" svg:height="0.585cm" svg:x="13.3cm" svg:y="4.419cm" svg:viewBox="0 0 1006 586" draw:points="502,586 0,586 0,0 1006,0 1006,586">
              <text:p/>
            </draw:polygon>
            <draw:path draw:style-name="gr8" draw:layer="layout" svg:width="0.295cm" svg:height="0.492cm" svg:x="13.338cm" svg:y="4.402cm" svg:viewBox="0 0 296 493" svg:d="M57 437l80-76c115-103 159-143 159-218 0-84-67-143-157-143-84 0-139 67-139 134 0 42 38 42 40 42 13 0 38-10 38-40 0-18-13-37-40-37-4 0-6 0-9 0 17-49 57-76 101-76 67 0 99 61 99 120 0 61-38 119-78 164l-143 159c-8 8-8 11-8 27h275l21-128h-19c-2 21-8 55-14 65-7 7-55 7-72 7z">
              <text:p/>
            </draw:path>
            <draw:path draw:style-name="gr8" draw:layer="layout" svg:width="0.299cm" svg:height="0.352cm" svg:x="13.686cm" svg:y="4.557cm" svg:viewBox="0 0 300 353" svg:d="M86 168c23 10 46 10 63 10 19 0 61 0 61-23 0-19-27-21-55-21-14 0-42 2-69 15-17-8-29-23-29-42 0-46 73-73 138-73 13 0 40 0 70 21 8 6 10 8 14 8 11 0 21-11 21-21 0-15-46-42-96-42-86 0-166 50-166 107 0 32 27 50 29 53-44 23-67 65-67 98 0 48 42 95 122 95 96 0 138-65 138-76 0-6-4-8-8-8-2 0-4 2-6 4-11 19-30 46-118 46-46 0-109-13-109-65 0-25 21-63 67-86zM109 157c19-6 34-6 46-6 19 0 21 0 36 4-12 7-12 7-42 7-17 0-25 0-40-5z">
              <text:p/>
            </draw:path>
            <draw:path draw:style-name="gr8" draw:layer="layout" svg:width="0.241cm" svg:height="0.354cm" svg:x="14.037cm" svg:y="4.66cm" svg:viewBox="0 0 242 355" svg:d="M242 178c0-56-7-96-30-134-17-23-50-44-90-44-122 0-122 143-122 178 0 38 0 177 122 177 120 0 120-139 120-177zM122 340c-25 0-57-13-67-57-7-29-7-73-7-111s0-78 7-105c12-42 44-52 67-52 27 0 54 16 63 46 8 29 10 67 10 111 0 38 0 78-8 109-11 49-44 59-65 59z">
              <text:p/>
            </draw:path>
          </draw:g>
          <draw:line draw:style-name="gr5" draw:text-style-name="P1" draw:layer="layout" svg:x1="12cm" svg:y1="2cm" svg:x2="12cm" svg:y2="8cm">
            <text:p/>
          </draw:line>
          <draw:line draw:style-name="gr12" draw:text-style-name="P1" draw:layer="layout" svg:x1="9cm" svg:y1="8.7cm" svg:x2="12cm" svg:y2="8.7cm">
            <text:p/>
          </draw:line>
          <draw:g>
            <svg:title>TexMaths</svg:title>
            <svg:desc>21§display§d§svg§600§FALSE§</svg:desc>
            <draw:polygon draw:style-name="gr7" draw:layer="layout" svg:width="0.383cm" svg:height="0.511cm" svg:x="10.2cm" svg:y="8.103cm" svg:viewBox="0 0 384 512" draw:points="193,512 0,512 0,0 384,0 384,512">
              <text:p/>
            </draw:polygon>
            <draw:path draw:style-name="gr8" draw:layer="layout" svg:width="0.352cm" svg:height="0.522cm" svg:x="10.229cm" svg:y="8.101cm" svg:viewBox="0 0 353 523" svg:d="M353 8c0 0 0-8-9-8-12 0-82 6-94 8-7 0-11 5-11 15 0 9 7 9 17 9 36 0 38 4 38 12l-2 15-44 176c-15-29-36-48-70-48-86 0-178 109-178 216 0 70 40 120 99 120 14 0 52-4 96-57 6 32 32 57 67 57 28 0 44-17 55-42 12-25 23-71 23-74 0-6-6-6-8-6-9 0-9 2-11 13-13 48-27 92-57 92-21 0-23-19-23-33 0-19 2-24 5-36zM199 426c-4 13-4 15-14 28-34 40-63 52-84 52-38 0-49-40-49-69 0-38 24-128 42-162 24-44 55-71 86-71 49 0 57 61 57 65s0 8-2 12z">
              <text:p/>
            </draw:path>
          </draw:g>
          <draw:g>
            <svg:title>TexMaths</svg:title>
            <svg:desc>21§display§\varepsilon(\omega)§svg§600§FALSE§</svg:desc>
            <draw:polygon draw:style-name="gr7" draw:layer="layout" svg:width="1.4cm" svg:height="0.736cm" svg:x="9.902cm" svg:y="4.404cm" svg:viewBox="0 0 1401 737" draw:points="702,737 0,737 0,0 1401,0 1401,737">
              <text:p/>
            </draw:polygon>
            <draw:path draw:style-name="gr8" draw:layer="layout" svg:width="0.299cm" svg:height="0.352cm" svg:x="9.921cm" svg:y="4.62cm" svg:viewBox="0 0 300 353" svg:d="M86 168c23 10 46 10 63 10 19 0 61 0 61-23 0-19-27-21-55-21-14 0-42 2-69 15-17-8-29-23-29-42 0-46 73-73 138-73 13 0 40 0 70 21 8 6 10 8 14 8 11 0 21-11 21-21 0-15-46-42-96-42-86 0-166 50-166 107 0 32 27 50 29 53-44 23-67 65-67 98 0 49 42 95 122 95 96 0 138-65 138-76 0-6-4-8-8-8-2 0-4 2-6 4-11 19-30 46-118 46-46 0-109-12-109-65 0-25 21-63 67-86zM109 157c19-6 34-6 46-6 19 0 21 0 36 4-12 7-12 7-42 7-17 0-25 0-40-5z">
              <text:p/>
            </draw:path>
            <draw:path draw:style-name="gr8" draw:layer="layout" svg:width="0.173cm" svg:height="0.738cm" svg:x="10.318cm" svg:y="4.402cm" svg:viewBox="0 0 174 739" svg:d="M174 733c0-2 0-4-14-17-93-92-116-233-116-346 0-129 27-257 120-349 10-11 10-11 10-13 0-6-4-8-8-8-8 0-76 50-120 145-38 82-46 164-46 225 0 58 8 146 48 230 47 93 110 139 118 139 4 0 8-2 8-6z">
              <text:p/>
            </draw:path>
            <draw:path draw:style-name="gr8" draw:layer="layout" svg:width="0.438cm" svg:height="0.335cm" svg:x="10.541cm" svg:y="4.629cm" svg:viewBox="0 0 439 336" svg:d="M439 52c0-33-13-52-29-52-19 0-38 17-38 36 0 6 2 14 10 21 13 12 25 31 25 63 0 29-12 71-35 107-23 31-51 56-86 56-42 0-65-27-72-67 9-19 25-67 25-88 0-8-4-17-12-17-6 0-15 2-21 13-9 15-17 63-17 90-25 36-55 69-101 69-48 0-65-44-65-86 0-92 76-170 76-180 0-9-7-15-13-15-10 0-15 11-21 17-38 54-65 143-65 212 0 50 17 105 78 105 52 0 88-36 113-78 9 44 36 78 82 78 59 0 95-44 122-101 17-36 44-136 44-183z">
              <text:p/>
            </draw:path>
            <draw:path draw:style-name="gr8" draw:layer="layout" svg:width="0.173cm" svg:height="0.738cm" svg:x="11.057cm" svg:y="4.402cm" svg:viewBox="0 0 174 739" svg:d="M174 370c0-57-8-147-50-231-44-91-109-139-116-139-6 0-8 2-8 8 0 2 0 2 15 17 73 74 115 191 115 345 0 128-27 258-119 350-11 9-11 11-11 13 0 4 2 6 8 6 7 0 74-50 118-143 38-82 48-164 48-226z">
              <text:p/>
            </draw:path>
          </draw:g>
          <draw:line draw:style-name="gr13" draw:text-style-name="P1" draw:layer="layout" svg:x1="5.8cm" svg:y1="8.6cm" svg:x2="7.3cm" svg:y2="8.6cm">
            <text:p/>
          </draw:line>
          <draw:line draw:style-name="gr13" draw:text-style-name="P1" draw:layer="layout" svg:x1="5.8cm" svg:y1="8.6cm" svg:x2="5.8cm" svg:y2="6.8cm">
            <text:p/>
          </draw:line>
          <draw:g>
            <svg:title>TexMaths</svg:title>
            <svg:desc>14§display§z§svg§600§FALSE§</svg:desc>
            <draw:polygon draw:style-name="gr7" draw:layer="layout" svg:width="0.25cm" svg:height="0.212cm" svg:x="6.9cm" svg:y="8.807cm" svg:viewBox="0 0 251 213" draw:points="126,213 0,213 0,0 251,0 251,213">
              <text:p/>
            </draw:polygon>
            <draw:path draw:style-name="gr8" draw:layer="layout" svg:width="0.209cm" svg:height="0.223cm" svg:x="6.921cm" svg:y="8.8cm" svg:viewBox="0 0 210 224" svg:d="M45 178c27-30 41-41 59-56 0-2 31-27 49-45 46-46 57-70 57-71 0-6-4-6-5-6-3 0-4 1-7 6-16 23-26 32-38 32-11 0-17-9-25-17-9-11-17-21-34-21-38 0-60 46-60 56 0 3 1 6 5 6s6-3 7-6c10-22 38-22 42-22 10 0 20 2 31 7 20 7 25 7 38 7-17 22-59 57-69 65l-45 41c-33 34-50 62-50 66s6 4 6 4c4 0 5 0 8-6 11-18 27-30 42-30 11 0 17 4 30 18 8 11 16 18 30 18 49 0 79-63 79-76 0-2-3-5-7-5s-4 3-7 7c-11 32-42 42-59 42-10 0-18-4-29-7-17-7-24-9-36-9 0 0-8 0-12 2z">
              <text:p/>
            </draw:path>
          </draw:g>
          <draw:g>
            <svg:title>TexMaths</svg:title>
            <svg:desc>14§display§x§svg§600§FALSE§</svg:desc>
            <draw:polygon draw:style-name="gr7" draw:layer="layout" svg:width="0.28cm" svg:height="0.212cm" svg:x="5.3cm" svg:y="6.983cm" svg:viewBox="0 0 281 213" draw:points="141,213 0,213 0,0 281,0 281,213">
              <text:p/>
            </draw:polygon>
            <draw:path draw:style-name="gr8" draw:layer="layout" svg:width="0.245cm" svg:height="0.223cm" svg:x="5.314cm" svg:y="6.976cm" svg:viewBox="0 0 246 224" svg:d="M151 70c3-14 14-59 49-59 3 0 14 0 24 6-13 3-23 15-23 26 0 9 5 19 18 19 12 0 27-10 27-30 0-25-29-32-46-32-28 0-46 27-52 38-12-32-39-38-53-38-52 0-80 64-80 76 0 5 5 5 6 5 4 0 6-1 7-5 17-52 49-65 66-65 9 0 26 4 26 32 0 16-8 49-26 119-7 31-25 51-46 51-5 0-16 0-26-6 13-3 24-12 24-26s-11-19-19-19c-14 0-27 14-27 30 0 22 25 32 46 32 34 0 50-35 52-38 7 18 24 38 54 38 51 0 79-63 79-76 0-5-5-5-6-5-4 0-6 3-7 5-15 54-49 65-66 65-19 0-26-16-26-32 0-12 3-21 8-44z">
              <text:p/>
            </draw:path>
          </draw:g>
        </draw:g>
        <draw:frame draw:style-name="gr14" draw:text-style-name="P1" draw:layer="layout" svg:width="19.589cm" svg:height="8.161cm" svg:x="0.7cm" svg:y="10.5cm">
          <draw:image xlink:href="Pictures/1000020100000360000001683D3FE90B.png" xlink:type="simple" xlink:show="embed" xlink:actuate="onLoad">
            <text:p/>
          </draw:image>
        </draw:frame>
        <draw:g>
          <svg:title>TexMaths</svg:title>
          <svg:desc>26§display§d§svg§600§FALSE§</svg:desc>
          <draw:polygon draw:style-name="gr7" draw:layer="layout" svg:width="0.475cm" svg:height="0.633cm" svg:x="10.9cm" svg:y="9.803cm" svg:viewBox="0 0 476 634" draw:points="239,634 0,634 0,0 476,0 476,634">
            <text:p/>
          </draw:polygon>
          <draw:path draw:style-name="gr8" draw:layer="layout" svg:width="0.436cm" svg:height="0.646cm" svg:x="10.936cm" svg:y="9.8cm" svg:viewBox="0 0 437 647" svg:d="M437 10c0 0 0-10-10-10-16 0-102 8-117 10-8 0-13 6-13 19 0 10 7 10 20 10 45 0 47 5 47 16l-2 18-55 218c-18-36-44-60-86-60-107 0-221 135-221 268 0 86 49 148 122 148 18 0 65-5 120-70 8 39 39 70 83 70 34 0 55-21 68-52 15-31 28-88 28-91 0-8-7-8-10-8-10 0-10 3-13 16-16 60-34 114-70 114-26 0-29-23-29-41 0-24 3-29 5-45zM247 527c-5 16-5 19-18 34-42 50-78 65-104 65-47 0-60-49-60-86 0-46 29-158 52-200 29-54 68-88 107-88 60 0 70 75 70 81 0 5 0 10-3 15z">
            <text:p/>
          </draw:path>
        </draw:g>
        <draw:line draw:style-name="gr12" draw:text-style-name="P1" draw:layer="layout" svg:x1="8.2cm" svg:y1="10.6cm" svg:x2="14.1cm" svg:y2="10.6cm">
          <text:p/>
        </draw:line>
        <draw:g>
          <draw:custom-shape draw:style-name="gr15" draw:text-style-name="P1" draw:layer="layout" svg:width="14.6cm" svg:height="7.8cm" svg:x="1.5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2.9cm" svg:height="7.6cm" svg:x="9.2cm" svg:y="1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cm" svg:height="7.5cm" svg:x="6.1cm" svg:y="1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1cm" svg:y1="19.5cm" svg:x2="6.1cm" svg:y2="25.5cm">
            <text:p/>
          </draw:line>
          <draw:line draw:style-name="gr6" draw:text-style-name="P1" draw:layer="layout" svg:x1="5.6cm" svg:y1="24.7cm" svg:x2="5.6cm" svg:y2="20.5cm">
            <text:p/>
          </draw:line>
          <draw:line draw:style-name="gr6" draw:text-style-name="P1" draw:layer="layout" svg:x1="6.6cm" svg:y1="24.7cm" svg:x2="6.6cm" svg:y2="20.5cm">
            <text:p/>
          </draw:line>
          <draw:line draw:style-name="gr6" draw:text-style-name="P1" draw:layer="layout" svg:x1="8.6cm" svg:y1="24.7cm" svg:x2="8.6cm" svg:y2="20.5cm">
            <text:p/>
          </draw:line>
          <draw:line draw:style-name="gr6" draw:text-style-name="P1" draw:layer="layout" svg:x1="9.6cm" svg:y1="24.7cm" svg:x2="9.6cm" svg:y2="20.5cm">
            <text:p/>
          </draw:line>
          <draw:g>
            <svg:title>TexMaths</svg:title>
            <svg:desc>14§display§0^-§svg§600§FALSE§</svg:desc>
            <draw:polygon draw:style-name="gr7" draw:layer="layout" svg:width="0.552cm" svg:height="0.416cm" svg:x="5.3cm" svg:y="24.9cm" svg:viewBox="0 0 553 417" draw:points="276,417 0,417 0,0 553,0 553,417">
              <text:p/>
            </draw:polygon>
            <draw:path draw:style-name="gr8" draw:layer="layout" svg:width="0.208cm" svg:height="0.339cm" svg:x="5.32cm" svg:y="24.988cm" svg:viewBox="0 0 209 340" svg:d="M209 171c0-40-3-79-20-115-22-48-63-56-84-56-31 0-66 13-87 59-15 33-18 72-18 112 0 37 1 81 22 119 21 40 58 50 82 50 26 0 64-11 86-57 16-34 19-73 19-112zM104 329c-19 0-48-13-58-60-5-30-5-75-5-104 0-32 0-64 4-91 10-59 46-63 59-63 16 0 49 9 58 58 6 28 6 65 6 96 0 36 0 70-6 102-8 46-36 62-58 62z">
              <text:p/>
            </draw:path>
            <draw:path draw:style-name="gr8" draw:layer="layout" svg:width="0.233cm" svg:height="0.017cm" svg:x="5.583cm" svg:y="25.017cm" svg:viewBox="0 0 234 18" svg:d="M220 18c5 0 14 0 14-8 0-10-7-10-14-10h-206c-6 0-14 0-14 8 0 10 8 10 14 10z">
              <text:p/>
            </draw:path>
          </draw:g>
          <draw:g>
            <svg:title>TexMaths</svg:title>
            <svg:desc>14§display§0^+§svg§600§FALSE§</svg:desc>
            <draw:polygon draw:style-name="gr7" draw:layer="layout" svg:width="0.546cm" svg:height="0.416cm" svg:x="6.3cm" svg:y="24.901cm" svg:viewBox="0 0 547 417" draw:points="274,417 0,417 0,0 547,0 547,417">
              <text:p/>
            </draw:polygon>
            <draw:path draw:style-name="gr8" draw:layer="layout" svg:width="0.207cm" svg:height="0.339cm" svg:x="6.32cm" svg:y="24.99cm" svg:viewBox="0 0 208 340" svg:d="M208 171c0-39-2-79-19-115-23-48-63-56-84-56-31 0-66 13-87 59-15 33-18 73-18 112 0 38 1 81 22 119 21 41 58 50 82 50 26 0 64-11 86-57 16-34 18-73 18-112zM104 329c-19 0-48-12-58-60-5-29-5-74-5-104 0-32 0-64 4-91 10-59 46-63 59-63 16 0 48 9 58 58 6 28 6 65 6 96 0 37 0 70-6 103-8 46-36 61-58 61z">
              <text:p/>
            </draw:path>
            <draw:path draw:style-name="gr8" draw:layer="layout" svg:width="0.254cm" svg:height="0.254cm" svg:x="6.569cm" svg:y="24.9cm" svg:viewBox="0 0 255 255" svg:d="M136 136h106c4 0 13 0 13-9 0-8-9-8-13-8h-106v-106c0-5 0-13-9-13-8 0-8 8-8 13v106h-106c-5 0-13 0-13 8 0 9 8 9 13 9h106v106c0 5 0 13 8 13 9 0 9-7 9-13z">
              <text:p/>
            </draw:path>
          </draw:g>
          <draw:g>
            <svg:title>TexMaths</svg:title>
            <svg:desc>14§display§d^-§svg§600§FALSE§</svg:desc>
            <draw:polygon draw:style-name="gr7" draw:layer="layout" svg:width="0.562cm" svg:height="0.416cm" svg:x="8.502cm" svg:y="24.9cm" svg:viewBox="0 0 563 417" draw:points="282,417 0,417 0,0 563,0 563,417">
              <text:p/>
            </draw:polygon>
            <draw:path draw:style-name="gr8" draw:layer="layout" svg:width="0.234cm" svg:height="0.348cm" svg:x="8.522cm" svg:y="24.974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  <text:p/>
            </draw:path>
            <draw:path draw:style-name="gr8" draw:layer="layout" svg:width="0.233cm" svg:height="0.017cm" svg:x="8.795cm" svg:y="25.018cm" svg:viewBox="0 0 234 18" svg:d="M220 18c5 0 14 0 14-8 0-10-7-10-14-10h-206c-6 0-14 0-14 8 0 10 8 10 14 10z">
              <text:p/>
            </draw:path>
          </draw:g>
          <draw:g>
            <svg:title>TexMaths</svg:title>
            <svg:desc>14§display§d^+§svg§600§TRUE§</svg:desc>
            <draw:polygon draw:style-name="gr9" draw:layer="layout" svg:width="0.556cm" svg:height="0.416cm" svg:x="9.503cm" svg:y="24.901cm" svg:viewBox="0 0 557 417" draw:points="279,417 0,417 0,0 557,0 557,417">
              <text:p/>
            </draw:polygon>
            <draw:path draw:style-name="gr8" draw:layer="layout" svg:width="0.234cm" svg:height="0.347cm" svg:x="9.523cm" svg:y="24.976cm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
              <text:p/>
            </draw:path>
            <draw:path draw:style-name="gr8" draw:layer="layout" svg:width="0.254cm" svg:height="0.254cm" svg:x="9.782cm" svg:y="24.9cm" svg:viewBox="0 0 255 255" svg:d="M136 136h106c4 0 13 0 13-9 0-8-9-8-13-8h-106v-106c0-5 0-13-9-13-8 0-8 8-8 13v106h-106c-5 0-13 0-13 8 0 9 8 9 13 9h106v106c0 4 0 13 8 13 9 0 9-7 9-13z">
              <text:p/>
            </draw:path>
          </draw:g>
          <draw:custom-shape draw:style-name="gr10" draw:text-style-name="P1" draw:layer="layout" svg:width="0.6cm" svg:height="0.6cm" svg:x="5.3cm" svg:y="19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6cm" svg:height="0.6cm" svg:x="6.301cm" svg:y="19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6cm" svg:height="0.6cm" svg:x="8.302cm" svg:y="19.8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6cm" svg:height="0.6cm" svg:x="9.303cm" svg:y="19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polygon draw:style-name="gr7" draw:layer="layout" svg:width="0.245cm" svg:height="0.317cm" svg:x="5.5cm" svg:y="19.982cm" svg:viewBox="0 0 246 318" draw:points="123,318 0,318 0,0 246,0 246,318">
              <text:p/>
            </draw:polygon>
            <draw:path draw:style-name="gr8" draw:layer="layout" svg:width="0.163cm" svg:height="0.328cm" svg:x="5.543cm" svg:y="19.971cm" svg:viewBox="0 0 164 329" svg:d="M102 13c0-12 0-13-11-13-31 32-76 32-91 32v16c10 0 39 0 64-14v256c0 18-1 24-46 24h-15v15c18-1 60-1 81-1 19 0 63 0 80 1v-15h-16c-45 0-46-6-46-24z">
              <text:p/>
            </draw:path>
          </draw:g>
          <draw:g>
            <svg:title>TexMaths</svg:title>
            <svg:desc>14§display§2§svg§600§FALSE§</svg:desc>
            <draw:polygon draw:style-name="gr7" draw:layer="layout" svg:width="0.245cm" svg:height="0.317cm" svg:x="6.501cm" svg:y="19.984cm" svg:viewBox="0 0 246 318" draw:points="123,318 0,318 0,0 246,0 246,318">
              <text:p/>
            </draw:polygon>
            <draw:path draw:style-name="gr8" draw:layer="layout" svg:width="0.196cm" svg:height="0.328cm" svg:x="6.526cm" svg:y="19.973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  <text:p/>
            </draw:path>
          </draw:g>
          <draw:g>
            <svg:title>TexMaths</svg:title>
            <svg:desc>14§display§2§svg§600§FALSE§</svg:desc>
            <draw:polygon draw:style-name="gr7" draw:layer="layout" svg:width="0.245cm" svg:height="0.317cm" svg:x="6.501cm" svg:y="19.985cm" svg:viewBox="0 0 246 318" draw:points="123,318 0,318 0,0 246,0 246,318">
              <text:p/>
            </draw:polygon>
            <draw:path draw:style-name="gr8" draw:layer="layout" svg:width="0.196cm" svg:height="0.328cm" svg:x="6.526cm" svg:y="19.974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  <text:p/>
            </draw:path>
          </draw:g>
          <draw:g>
            <svg:title>TexMaths</svg:title>
            <svg:desc>14§display§3§svg§600§FALSE§</svg:desc>
            <draw:polygon draw:style-name="gr7" draw:layer="layout" svg:width="0.245cm" svg:height="0.317cm" svg:x="8.502cm" svg:y="19.986cm" svg:viewBox="0 0 246 318" draw:points="123,318 0,318 0,0 246,0 246,318">
              <text:p/>
            </draw:polygon>
            <draw:path draw:style-name="gr8" draw:layer="layout" svg:width="0.204cm" svg:height="0.339cm" svg:x="8.523cm" svg:y="19.975cm" svg:viewBox="0 0 205 340" svg:d="M123 155c41-14 68-47 68-86 0-41-43-69-90-69-51 0-87 29-87 67 0 17 10 25 25 25 16 0 25-9 25-25 0-24-23-24-30-24 15-25 47-30 65-30 20 0 48 11 48 54 0 7-2 35-14 58-16 23-32 25-45 25-3 0-15 1-18 1-4 0-8 2-8 6 0 5 4 5 12 5h21c41 0 59 34 59 83 0 67-34 81-56 81-21 0-57-8-76-38 19 3 34-8 34-26 0-19-14-28-28-28-13 0-28 7-28 28 0 46 46 78 99 78 62 0 106-45 106-95 0-41-30-80-82-90z">
              <text:p/>
            </draw:path>
          </draw:g>
          <draw:g>
            <svg:title>TexMaths</svg:title>
            <svg:desc>14§display§4§svg§600§FALSE§</svg:desc>
            <draw:polygon draw:style-name="gr7" draw:layer="layout" svg:width="0.245cm" svg:height="0.317cm" svg:x="9.503cm" svg:y="19.993cm" svg:viewBox="0 0 246 318" draw:points="123,318 0,318 0,0 246,0 246,318">
              <text:p/>
            </draw:polygon>
            <draw:path draw:style-name="gr8" draw:layer="layout" svg:width="0.218cm" svg:height="0.334cm" svg:x="9.517cm" svg:y="19.976cm" svg:viewBox="0 0 219 335" svg:d="M131 254v42c0 18-1 24-37 24h-10v15c19-1 46-1 67-1 20 0 46 0 67 1v-15h-11c-36 0-38-6-38-24v-42h50v-16h-50v-225c0-10 0-13-7-13-5 0-7 0-10 6l-152 232v16zM134 238h-120l120-185z">
              <text:p/>
            </draw:path>
          </draw:g>
          <draw:g>
            <svg:title>TexMaths</svg:title>
            <svg:desc>21§display§\varepsilon_0§svg§600§FALSE§</svg:desc>
            <draw:polygon draw:style-name="gr7" draw:layer="layout" svg:width="0.637cm" svg:height="0.428cm" svg:x="3.9cm" svg:y="21.919cm" svg:viewBox="0 0 638 429" draw:points="319,429 0,429 0,0 638,0 638,429">
              <text:p/>
            </draw:polygon>
            <draw:path draw:style-name="gr8" draw:layer="layout" svg:width="0.299cm" svg:height="0.352cm" svg:x="3.919cm" svg:y="21.902cm" svg:viewBox="0 0 300 353" svg:d="M86 168c23 11 46 11 63 11 19 0 61 0 61-23 0-19-27-22-55-22-14 0-42 3-69 15-17-8-29-23-29-42 0-46 73-73 138-73 13 0 40 0 69 21 9 6 11 8 15 8 11 0 21-10 21-21 0-15-46-42-96-42-86 0-166 50-166 107 0 32 27 51 29 53-44 23-67 65-67 98 0 49 42 95 122 95 96 0 138-65 138-76 0-6-4-8-8-8-2 0-4 2-6 4-11 19-30 46-118 46-46 0-109-12-109-65 0-25 21-63 67-86zM109 158c19-7 34-7 46-7 19 0 21 0 36 5-13 6-13 6-42 6-17 0-25 0-40-4z">
              <text:p/>
            </draw:path>
            <draw:path draw:style-name="gr8" draw:layer="layout" svg:width="0.24cm" svg:height="0.354cm" svg:x="4.269cm" svg:y="22.003cm" svg:viewBox="0 0 241 355" svg:d="M241 179c0-57-6-97-29-135-17-23-50-44-90-44-122 0-122 143-122 179 0 37 0 176 122 176 119 0 119-139 119-176zM122 340c-25 0-57-12-67-56-7-30-7-74-7-112s0-77 7-105c12-42 44-52 67-52 27 0 54 17 63 46 8 29 10 67 10 111 0 38 0 78-8 110-11 48-44 58-65 58z">
              <text:p/>
            </draw:path>
          </draw:g>
          <draw:g>
            <svg:title>TexMaths</svg:title>
            <svg:desc>21§display§2\varepsilon_0§svg§600§TRUE§</svg:desc>
            <draw:polygon draw:style-name="gr9" draw:layer="layout" svg:width="1.005cm" svg:height="0.585cm" svg:x="10.4cm" svg:y="21.918cm" svg:viewBox="0 0 1006 586" draw:points="502,586 0,586 0,0 1006,0 1006,586">
              <text:p/>
            </draw:polygon>
            <draw:path draw:style-name="gr8" draw:layer="layout" svg:width="0.295cm" svg:height="0.492cm" svg:x="10.438cm" svg:y="21.901cm" svg:viewBox="0 0 296 493" svg:d="M57 437l80-76c115-103 159-143 159-218 0-84-67-143-157-143-84 0-139 67-139 134 0 42 38 42 40 42 13 0 38-10 38-40 0-18-13-37-40-37-4 0-6 0-9 0 17-49 57-76 101-76 67 0 99 61 99 120 0 61-38 119-78 164l-143 159c-8 8-8 11-8 27h275l21-128h-19c-2 21-8 55-14 65-7 7-55 7-72 7z">
              <text:p/>
            </draw:path>
            <draw:path draw:style-name="gr8" draw:layer="layout" svg:width="0.299cm" svg:height="0.352cm" svg:x="10.786cm" svg:y="22.056cm" svg:viewBox="0 0 300 353" svg:d="M86 168c23 10 46 10 63 10 19 0 61 0 61-23 0-19-27-21-55-21-14 0-42 2-69 15-17-8-29-23-29-42 0-46 73-73 138-73 13 0 40 0 70 21 8 6 10 8 14 8 11 0 21-11 21-21 0-15-46-42-96-42-86 0-166 50-166 107 0 32 27 50 29 53-44 23-67 65-67 98 0 49 42 95 122 95 96 0 138-65 138-76 0-6-4-8-8-8-2 0-4 2-6 4-11 19-30 46-118 46-46 0-109-13-109-65 0-25 21-63 67-86zM109 157c19-6 34-6 46-6 19 0 21 0 36 4-12 7-12 7-42 7-17 0-25 0-40-5z">
              <text:p/>
            </draw:path>
            <draw:path draw:style-name="gr8" draw:layer="layout" svg:width="0.241cm" svg:height="0.354cm" svg:x="11.137cm" svg:y="22.159cm" svg:viewBox="0 0 242 355" svg:d="M242 178c0-56-7-96-30-134-17-23-50-44-90-44-122 0-122 143-122 178 0 38 0 177 122 177 120 0 120-139 120-177zM122 340c-25 0-57-13-67-57-7-29-7-73-7-111s0-78 7-105c12-42 44-52 67-52 27 0 54 16 63 46 8 29 10 67 10 111 0 38 0 78-8 109-11 49-44 59-65 59z">
              <text:p/>
            </draw:path>
          </draw:g>
          <draw:line draw:style-name="gr5" draw:text-style-name="P1" draw:layer="layout" svg:x1="9.1cm" svg:y1="19.5cm" svg:x2="9.1cm" svg:y2="25.5cm">
            <text:p/>
          </draw:line>
          <draw:line draw:style-name="gr12" draw:text-style-name="P1" draw:layer="layout" svg:x1="6.1cm" svg:y1="26.2cm" svg:x2="9.1cm" svg:y2="26.2cm">
            <text:p/>
          </draw:line>
          <draw:g>
            <svg:title>TexMaths</svg:title>
            <svg:desc>21§display§d§svg§600§FALSE§</svg:desc>
            <draw:polygon draw:style-name="gr7" draw:layer="layout" svg:width="0.383cm" svg:height="0.511cm" svg:x="7.3cm" svg:y="25.603cm" svg:viewBox="0 0 384 512" draw:points="193,512 0,512 0,0 384,0 384,512">
              <text:p/>
            </draw:polygon>
            <draw:path draw:style-name="gr8" draw:layer="layout" svg:width="0.352cm" svg:height="0.522cm" svg:x="7.329cm" svg:y="25.601cm" svg:viewBox="0 0 353 523" svg:d="M353 8c0 0 0-8-9-8-12 0-82 6-94 8-7 0-11 5-11 15 0 9 7 9 17 9 36 0 38 4 38 12l-2 15-44 176c-15-29-36-48-70-48-86 0-178 109-178 216 0 70 40 120 99 120 14 0 52-4 96-57 6 32 32 57 67 57 28 0 44-17 55-42 12-25 23-71 23-74 0-6-6-6-8-6-9 0-9 2-11 13-13 48-27 92-57 92-21 0-23-19-23-33 0-19 2-24 5-36zM199 426c-4 13-4 15-14 28-34 40-63 52-84 52-38 0-49-40-49-69 0-38 24-128 42-162 24-44 55-71 86-71 49 0 57 61 57 65s0 8-2 12z">
              <text:p/>
            </draw:path>
          </draw:g>
          <draw:g>
            <svg:title>TexMaths</svg:title>
            <svg:desc>21§display§\varepsilon(\omega)§svg§600§FALSE§</svg:desc>
            <draw:polygon draw:style-name="gr7" draw:layer="layout" svg:width="1.4cm" svg:height="0.736cm" svg:x="7.002cm" svg:y="21.904cm" svg:viewBox="0 0 1401 737" draw:points="702,737 0,737 0,0 1401,0 1401,737">
              <text:p/>
            </draw:polygon>
            <draw:path draw:style-name="gr8" draw:layer="layout" svg:width="0.299cm" svg:height="0.352cm" svg:x="7.021cm" svg:y="22.12cm" svg:viewBox="0 0 300 353" svg:d="M86 168c23 10 46 10 63 10 19 0 61 0 61-23 0-19-27-21-55-21-14 0-42 2-69 15-17-8-29-23-29-42 0-46 73-73 138-73 13 0 40 0 70 21 8 6 10 8 14 8 11 0 21-11 21-21 0-15-46-42-96-42-86 0-166 50-166 107 0 32 27 50 29 53-44 23-67 65-67 98 0 49 42 95 122 95 96 0 138-65 138-76 0-6-4-8-8-8-2 0-4 2-6 4-11 19-30 46-118 46-46 0-109-12-109-65 0-25 21-63 67-86zM109 157c19-6 34-6 46-6 19 0 21 0 36 4-12 7-12 7-42 7-17 0-25 0-40-5z">
              <text:p/>
            </draw:path>
            <draw:path draw:style-name="gr8" draw:layer="layout" svg:width="0.173cm" svg:height="0.738cm" svg:x="7.418cm" svg:y="21.902cm" svg:viewBox="0 0 174 739" svg:d="M174 733c0-2 0-4-14-17-93-92-116-233-116-346 0-129 27-257 120-349 10-11 10-11 10-13 0-6-4-8-8-8-8 0-76 50-120 145-38 82-46 164-46 225 0 58 8 146 48 230 47 93 110 139 118 139 4 0 8-2 8-6z">
              <text:p/>
            </draw:path>
            <draw:path draw:style-name="gr8" draw:layer="layout" svg:width="0.438cm" svg:height="0.335cm" svg:x="7.641cm" svg:y="22.129cm" svg:viewBox="0 0 439 336" svg:d="M439 52c0-33-13-52-29-52-19 0-38 17-38 36 0 6 2 14 10 21 13 12 25 31 25 63 0 29-12 71-35 107-23 31-51 56-86 56-42 0-65-27-72-67 9-19 25-67 25-88 0-8-4-17-12-17-6 0-15 2-21 13-9 15-17 63-17 90-25 36-55 69-101 69-48 0-65-44-65-86 0-92 76-170 76-180 0-9-7-15-13-15-10 0-15 11-21 17-38 54-65 143-65 212 0 50 17 105 78 105 52 0 88-36 113-78 9 44 36 78 82 78 59 0 95-44 122-101 17-36 44-136 44-183z">
              <text:p/>
            </draw:path>
            <draw:path draw:style-name="gr8" draw:layer="layout" svg:width="0.173cm" svg:height="0.738cm" svg:x="8.157cm" svg:y="21.902cm" svg:viewBox="0 0 174 739" svg:d="M174 370c0-57-8-147-50-231-44-91-109-139-116-139-6 0-8 2-8 8 0 2 0 2 15 17 73 74 115 191 115 345 0 128-27 258-119 350-11 9-11 11-11 13 0 4 2 6 8 6 7 0 74-50 118-143 38-82 48-164 48-226z">
              <text:p/>
            </draw:path>
          </draw:g>
          <draw:line draw:style-name="gr13" draw:text-style-name="P1" draw:layer="layout" svg:x1="2.9cm" svg:y1="26.1cm" svg:x2="4.4cm" svg:y2="26.1cm">
            <text:p/>
          </draw:line>
          <draw:line draw:style-name="gr13" draw:text-style-name="P1" draw:layer="layout" svg:x1="2.9cm" svg:y1="26.1cm" svg:x2="2.9cm" svg:y2="24.3cm">
            <text:p/>
          </draw:line>
          <draw:g>
            <svg:title>TexMaths</svg:title>
            <svg:desc>14§display§z§svg§600§FALSE§</svg:desc>
            <draw:polygon draw:style-name="gr7" draw:layer="layout" svg:width="0.25cm" svg:height="0.212cm" svg:x="4cm" svg:y="26.307cm" svg:viewBox="0 0 251 213" draw:points="126,213 0,213 0,0 251,0 251,213">
              <text:p/>
            </draw:polygon>
            <draw:path draw:style-name="gr8" draw:layer="layout" svg:width="0.209cm" svg:height="0.223cm" svg:x="4.021cm" svg:y="26.3cm" svg:viewBox="0 0 210 224" svg:d="M45 178c27-30 41-41 59-56 0-2 31-27 49-45 46-46 57-70 57-71 0-6-4-6-5-6-3 0-4 1-7 6-16 23-26 32-38 32-11 0-17-9-25-17-9-11-17-21-34-21-38 0-60 46-60 56 0 3 1 6 5 6s6-3 7-6c10-22 38-22 42-22 10 0 20 2 31 7 20 7 25 7 38 7-17 22-59 57-69 65l-45 41c-33 34-50 62-50 66s6 4 6 4c4 0 5 0 8-6 11-18 27-30 42-30 11 0 17 4 30 18 8 11 16 18 30 18 49 0 79-63 79-76 0-2-3-5-7-5s-4 3-7 7c-11 32-42 42-59 42-10 0-18-4-29-7-17-7-24-9-36-9 0 0-8 0-12 2z">
              <text:p/>
            </draw:path>
          </draw:g>
          <draw:g>
            <svg:title>TexMaths</svg:title>
            <svg:desc>14§display§x§svg§600§FALSE§</svg:desc>
            <draw:polygon draw:style-name="gr7" draw:layer="layout" svg:width="0.28cm" svg:height="0.212cm" svg:x="2.4cm" svg:y="24.483cm" svg:viewBox="0 0 281 213" draw:points="141,213 0,213 0,0 281,0 281,213">
              <text:p/>
            </draw:polygon>
            <draw:path draw:style-name="gr8" draw:layer="layout" svg:width="0.245cm" svg:height="0.223cm" svg:x="2.414cm" svg:y="24.476cm" svg:viewBox="0 0 246 224" svg:d="M151 70c3-14 14-59 49-59 3 0 14 0 24 6-13 3-23 15-23 26 0 9 5 19 18 19 12 0 27-10 27-30 0-25-29-32-46-32-28 0-46 27-52 38-12-32-39-38-53-38-52 0-80 64-80 76 0 5 5 5 6 5 4 0 6-1 7-5 17-52 49-65 66-65 9 0 26 4 26 32 0 16-8 49-26 119-7 31-25 51-46 51-5 0-16 0-26-6 13-3 24-12 24-26s-11-19-19-19c-14 0-27 14-27 30 0 22 25 32 46 32 34 0 50-35 52-38 7 18 24 38 54 38 51 0 79-63 79-76 0-5-5-5-6-5-4 0-6 3-7 5-15 54-49 65-66 65-19 0-26-16-26-32 0-12 3-21 8-44z">
              <text:p/>
            </draw:path>
          </draw:g>
          <draw:line draw:style-name="gr12" draw:text-style-name="P1" draw:layer="layout" svg:x1="9.1cm" svg:y1="26.2cm" svg:x2="12.1cm" svg:y2="26.2cm">
            <text:p/>
          </draw:line>
          <draw:line draw:style-name="gr5" draw:text-style-name="P1" draw:layer="layout" svg:x1="12.1cm" svg:y1="19.5cm" svg:x2="12.1cm" svg:y2="25.5cm">
            <text:p/>
          </draw:line>
          <draw:g>
            <svg:title>TexMaths</svg:title>
            <svg:desc>21§display§d§svg§600§TRUE§</svg:desc>
            <draw:polygon draw:style-name="gr9" draw:layer="layout" svg:width="0.383cm" svg:height="0.511cm" svg:x="10.6cm" svg:y="25.604cm" svg:viewBox="0 0 384 512" draw:points="193,512 0,512 0,0 384,0 384,512">
              <text:p/>
            </draw:polygon>
            <draw:path draw:style-name="gr8" draw:layer="layout" svg:width="0.352cm" svg:height="0.522cm" svg:x="10.629cm" svg:y="25.602cm" svg:viewBox="0 0 353 523" svg:d="M353 8c0 0 0-8-9-8-12 0-82 6-94 8-7 0-11 5-11 15 0 9 7 9 17 9 36 0 38 4 38 12l-2 15-44 176c-15-29-36-48-70-48-86 0-178 109-178 216 0 70 40 120 99 120 14 0 52-4 96-57 6 32 32 57 67 57 28 0 44-17 55-42 12-25 23-71 23-74 0-6-6-6-8-6-9 0-9 2-11 13-13 48-27 92-57 92-21 0-23-19-23-33 0-19 2-24 5-36zM199 426c-4 13-4 15-14 28-34 40-63 52-84 52-38 0-49-40-49-69 0-38 24-128 42-162 24-44 55-71 86-71 49 0 57 61 57 65s0 8-2 12z">
              <text:p/>
            </draw:path>
          </draw:g>
          <draw:g>
            <svg:title>TexMaths</svg:title>
            <svg:desc>21§display§\varepsilon_0§svg§600§FALSE§</svg:desc>
            <draw:polygon draw:style-name="gr7" draw:layer="layout" svg:width="0.637cm" svg:height="0.428cm" svg:x="13.6cm" svg:y="21.92cm" svg:viewBox="0 0 638 429" draw:points="319,429 0,429 0,0 638,0 638,429">
              <text:p/>
            </draw:polygon>
            <draw:path draw:style-name="gr8" draw:layer="layout" svg:width="0.299cm" svg:height="0.352cm" svg:x="13.619cm" svg:y="21.903cm" svg:viewBox="0 0 300 353" svg:d="M86 168c23 11 46 11 63 11 19 0 61 0 61-23 0-19-27-22-55-22-14 0-42 3-69 15-17-8-29-23-29-42 0-46 73-73 138-73 13 0 40 0 69 21 9 6 11 8 15 8 11 0 21-10 21-21 0-15-46-42-96-42-86 0-166 50-166 107 0 32 27 51 29 53-44 23-67 65-67 98 0 49 42 95 122 95 96 0 138-65 138-76 0-6-4-8-8-8-2 0-4 2-6 4-11 19-30 46-118 46-46 0-109-12-109-65 0-25 21-63 67-86zM109 158c19-7 34-7 46-7 19 0 21 0 36 5-13 6-13 6-42 6-17 0-25 0-40-4z">
              <text:p/>
            </draw:path>
            <draw:path draw:style-name="gr8" draw:layer="layout" svg:width="0.24cm" svg:height="0.354cm" svg:x="13.969cm" svg:y="22.004cm" svg:viewBox="0 0 241 355" svg:d="M241 179c0-57-6-97-29-135-17-23-50-44-90-44-122 0-122 143-122 179 0 37 0 176 122 176 119 0 119-139 119-176zM122 340c-25 0-57-12-67-56-7-30-7-74-7-112s0-77 7-105c12-42 44-52 67-52 27 0 54 17 63 46 8 29 10 67 10 111 0 38 0 78-8 110-11 48-44 58-65 58z">
              <text:p/>
            </draw:path>
          </draw:g>
          <draw:line draw:style-name="gr6" draw:text-style-name="P1" draw:layer="layout" svg:x1="11.6cm" svg:y1="24.7cm" svg:x2="11.6cm" svg:y2="20.5cm">
            <text:p/>
          </draw:line>
          <draw:line draw:style-name="gr6" draw:text-style-name="P1" draw:layer="layout" svg:x1="12.6cm" svg:y1="24.7cm" svg:x2="12.6cm" svg:y2="20.5cm">
            <text:p/>
          </draw:line>
          <draw:g>
            <svg:title>TexMaths</svg:title>
            <svg:desc>14§display§2d^-§svg§600§TRUE§</svg:desc>
            <draw:polygon draw:style-name="gr9" draw:layer="layout" svg:width="0.807cm" svg:height="0.416cm" svg:x="11.305cm" svg:y="24.902cm" svg:viewBox="0 0 808 417" draw:points="405,417 0,417 0,0 808,0 808,417">
              <text:p/>
            </draw:polygon>
            <draw:path draw:style-name="gr8" draw:layer="layout" svg:width="0.196cm" svg:height="0.328cm" svg:x="11.33cm" svg:y="24.99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  <text:p/>
            </draw:path>
            <draw:path draw:style-name="gr8" draw:layer="layout" svg:width="0.234cm" svg:height="0.348cm" svg:x="11.57cm" svg:y="24.976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  <text:p/>
            </draw:path>
            <draw:path draw:style-name="gr8" draw:layer="layout" svg:width="0.233cm" svg:height="0.017cm" svg:x="11.843cm" svg:y="25.02cm" svg:viewBox="0 0 234 18" svg:d="M220 18c5 0 14 0 14-8 0-10-7-10-14-10h-206c-6 0-14 0-14 8 0 10 8 10 14 10z">
              <text:p/>
            </draw:path>
          </draw:g>
          <draw:g>
            <svg:title>TexMaths</svg:title>
            <svg:desc>14§display§2d^+§svg§600§FALSE§</svg:desc>
            <draw:polygon draw:style-name="gr7" draw:layer="layout" svg:width="0.801cm" svg:height="0.416cm" svg:x="12.404cm" svg:y="24.901cm" svg:viewBox="0 0 802 417" draw:points="402,417 0,417 0,0 802,0 802,417">
              <text:p/>
            </draw:polygon>
            <draw:path draw:style-name="gr8" draw:layer="layout" svg:width="0.196cm" svg:height="0.328cm" svg:x="12.429cm" svg:y="24.99cm" svg:viewBox="0 0 197 329" svg:d="M38 291l53-50c77-69 106-95 106-146 0-56-44-95-105-95-56 0-92 45-92 90 0 28 25 28 27 28 8 0 25-7 25-27 0-13-9-25-27-25-3 0-4 0-5 0 11-32 37-51 67-51 45 0 66 41 66 80 0 41-26 80-52 109l-95 107c-6 5-6 7-6 18h183l14-86h-12c-2 14-6 37-10 44-4 4-36 4-48 4z">
              <text:p/>
            </draw:path>
            <draw:path draw:style-name="gr8" draw:layer="layout" svg:width="0.234cm" svg:height="0.347cm" svg:x="12.669cm" svg:y="24.976cm" svg:viewBox="0 0 235 348" svg:d="M235 6c0 0 0-6-5-6-9 0-55 4-63 6-5 0-7 2-7 9 0 6 4 6 11 6 24 0 25 3 25 8l-1 10-30 118c-10-20-24-32-46-32-57 0-119 72-119 144 0 46 27 79 66 79 10 0 35-2 64-37 4 21 21 37 45 37 18 0 29-11 36-28 9-16 16-47 16-49 0-4-4-4-6-4-5 0-5 2-7 9-8 32-18 61-38 61-14 0-15-12-15-22 0-13 1-16 3-24zM133 284c-3 8-3 10-10 18-22 27-42 35-56 35-25 0-32-26-32-46 0-25 15-85 28-108 15-29 36-47 57-47 33 0 38 40 38 43s0 6-1 9z">
              <text:p/>
            </draw:path>
            <draw:path draw:style-name="gr8" draw:layer="layout" svg:width="0.254cm" svg:height="0.254cm" svg:x="12.929cm" svg:y="24.9cm" svg:viewBox="0 0 255 255" svg:d="M136 136h106c4 0 13 0 13-9 0-8-9-8-13-8h-106v-106c0-5 0-13-9-13-8 0-8 8-8 13v106h-106c-5 0-13 0-13 8 0 9 8 9 13 9h106v106c0 4 0 13 8 13 9 0 9-7 9-13z">
              <text:p/>
            </draw:path>
          </draw:g>
          <draw:custom-shape draw:style-name="gr11" draw:text-style-name="P1" draw:layer="layout" svg:width="0.6cm" svg:height="0.6cm" svg:x="11.301cm" svg:y="19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5§svg§600§FALSE§</svg:desc>
            <draw:polygon draw:style-name="gr7" draw:layer="layout" svg:width="0.245cm" svg:height="0.317cm" svg:x="11.502cm" svg:y="19.983cm" svg:viewBox="0 0 246 318" draw:points="123,318 0,318 0,0 246,0 246,318">
              <text:p/>
            </draw:polygon>
            <draw:path draw:style-name="gr8" draw:layer="layout" svg:width="0.196cm" svg:height="0.339cm" svg:x="11.527cm" svg:y="19.972cm" svg:viewBox="0 0 197 340" svg:d="M197 229c0-58-40-107-94-107-23 0-44 7-62 25v-97c9 3 26 7 41 7 62 0 96-46 96-51 0-3-2-6-5-6 0 0-1 0-4 1-10 5-33 14-67 14-20 0-43-2-66-14-4-1-5-1-5-1-6 0-6 4-6 13v145c0 10 0 13 7 13 3 0 4-2 7-4 6-7 24-34 63-34 27 0 39 22 42 31 8 18 10 37 10 63 0 16 0 46-13 67-11 19-29 32-53 32-35 0-64-27-73-56 2 1 3 1 9 1 17 0 25-12 25-23 0-13-8-24-25-24-7 0-24 3-24 25 0 43 34 91 89 91 58 0 108-48 108-111z">
              <text:p/>
            </draw:path>
          </draw:g>
          <draw:custom-shape draw:style-name="gr10" draw:text-style-name="P1" draw:layer="layout" svg:width="0.6cm" svg:height="0.6cm" svg:x="12.302cm" svg:y="19.8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6§svg§600§FALSE§</svg:desc>
            <draw:polygon draw:style-name="gr7" draw:layer="layout" svg:width="0.245cm" svg:height="0.317cm" svg:x="12.503cm" svg:y="19.984cm" svg:viewBox="0 0 246 318" draw:points="123,318 0,318 0,0 246,0 246,318">
              <text:p/>
            </draw:polygon>
            <draw:path draw:style-name="gr8" draw:layer="layout" svg:width="0.204cm" svg:height="0.339cm" svg:x="12.524cm" svg:y="19.973cm" svg:viewBox="0 0 205 340" svg:d="M45 167v-12c0-124 61-142 86-142 12 0 33 2 44 19-7 0-28 0-28 23 0 15 12 22 24 22 7 0 22-4 22-24 0-29-22-53-63-53-63 0-130 64-130 173 0 132 57 167 103 167 55 0 102-46 102-112 0-63-44-110-99-110-33 0-51 25-61 49zM103 326c-30 0-46-29-48-38-9-22-9-61-9-71 0-38 15-88 60-88 7 0 31 0 46 31 9 18 9 43 9 68 0 24 0 48-9 66-15 29-37 32-49 3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66cc99" draw:fill-hatch-name="Black_20_45_20_Degrees_20_Wide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inkpad-keith </meta:initial-creator>
    <meta:creation-date>2017-05-06T12:34:54.206991437</meta:creation-date>
    <dc:date>2017-05-08T17:05:55.225756225</dc:date>
    <dc:creator>thinkpad-keith </dc:creator>
    <meta:editing-duration>PT1H32M48S</meta:editing-duration>
    <meta:editing-cycles>4</meta:editing-cycles>
    <meta:generator>LibreOffice/4.3.3.2$Linux_X86_64 LibreOffice_project/430m0$Build-2</meta:generator>
    <meta:document-statistic meta:object-count="179"/>
  </office:meta>
</office:document-meta>
</file>